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3000001F1DF881F5299069E6E.jpg" manifest:media-type="image/jpeg"/>
  <manifest:file-entry manifest:full-path="Pictures/10000000000005E80000041719215B0FE69440E9.jpg" manifest:media-type="image/jpeg"/>
  <manifest:file-entry manifest:full-path="Pictures/10000201000001C2000001C231879DBE34F88730.png" manifest:media-type="image/png"/>
  <manifest:file-entry manifest:full-path="Pictures/100000000000023A0000006C8307B3F2F757EB88.jpg" manifest:media-type="image/jpeg"/>
  <manifest:file-entry manifest:full-path="Pictures/100000000000017A0000014C3299A533461DFE32.jpg" manifest:media-type="image/jpeg"/>
  <manifest:file-entry manifest:full-path="Pictures/100000000000017A0000014B66F1DA736EA374B1.jpg" manifest:media-type="image/jpeg"/>
  <manifest:file-entry manifest:full-path="Pictures/100000000000013F000001599F6AFF0977848EDA.jpg" manifest:media-type="image/jpeg"/>
  <manifest:file-entry manifest:full-path="Pictures/10000000000001A4000000E31BAF9FC42F1B212F.jpg" manifest:media-type="image/jpeg"/>
  <manifest:file-entry manifest:full-path="Pictures/100000000000029B000001F14F773DB2DFA3DBD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66ff" fo:min-height="1.526cm" draw:shadow="visible" draw:shadow-offset-x="0.212cm" draw:shadow-offset-y="0.212cm" draw:shadow-color="#333333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opacity="100%" draw:textarea-horizontal-align="center" draw:textarea-vertical-align="middle" draw:auto-grow-height="false" draw:fit-to-size="false" fo:min-height="1.741cm" fo:min-width="33.1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66ff"/>
      <style:paragraph-properties fo:text-align="center"/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tr SemiBold" fo:font-size="40pt" fo:letter-spacing="0.06cm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000000" style:text-outline="false" style:text-line-through-style="none" style:text-line-through-type="none" style:text-position="0% 100%" style:font-name="Mitr SemiBold" fo:font-size="40pt" fo:letter-spacing="0.06cm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9.999cm" svg:height="27.697cm" svg:x="1cm" svg:y="1cm">
          <draw:image xlink:href="Pictures/10000000000005E80000041719215B0FE69440E9.jpg" xlink:type="simple" xlink:show="embed" xlink:actuate="onLoad">
            <text:p/>
          </draw:image>
        </draw:frame>
        <draw:frame draw:style-name="gr1" draw:text-style-name="P1" draw:layer="layout" svg:width="5cm" svg:height="5cm" svg:x="35.149cm" svg:y="2.424cm">
          <draw:image xlink:href="Pictures/10000201000001C2000001C231879DBE34F88730.png" xlink:type="simple" xlink:show="embed" xlink:actuate="onLoad">
            <text:p/>
          </draw:image>
        </draw:frame>
        <draw:frame draw:style-name="gr2" draw:text-style-name="P3" draw:layer="layout" svg:width="7.2cm" svg:height="1.776cm" svg:x="32.504cm" svg:y="26.348cm">
          <draw:text-box>
            <text:p text:style-name="P2"><text:span text:style-name="T1">Saiba Mais</text:span></text:p>
          </draw:text-box>
        </draw:frame>
        <draw:frame draw:style-name="gr1" draw:text-style-name="P1" draw:layer="layout" svg:width="26.392cm" svg:height="5cm" svg:x="5.764cm" svg:y="3.3cm">
          <draw:image xlink:href="Pictures/100000000000023A0000006C8307B3F2F757EB88.jpg" xlink:type="simple" xlink:show="embed" xlink:actuate="onLoad">
            <text:p/>
          </draw:image>
        </draw:frame>
        <draw:frame draw:style-name="gr1" draw:text-style-name="P1" draw:layer="layout" svg:width="6.1cm" svg:height="5.341cm" svg:x="4.5cm" svg:y="21.2cm">
          <draw:image xlink:href="Pictures/100000000000017A0000014B66F1DA736EA374B1.jpg" xlink:type="simple" xlink:show="embed" xlink:actuate="onLoad">
            <text:p/>
          </draw:image>
        </draw:frame>
        <draw:frame draw:style-name="gr1" draw:text-style-name="P1" draw:layer="layout" svg:width="5.89cm" svg:height="6.37cm" svg:x="25.351cm" svg:y="21.498cm">
          <draw:image xlink:href="Pictures/100000000000013F000001599F6AFF0977848EDA.jpg" xlink:type="simple" xlink:show="embed" xlink:actuate="onLoad">
            <text:p/>
          </draw:image>
        </draw:frame>
        <draw:frame draw:style-name="gr1" draw:text-style-name="P1" draw:layer="layout" svg:width="11.4cm" svg:height="10.011cm" svg:x="12.6cm" svg:y="17.5cm">
          <draw:image xlink:href="Pictures/100000000000017A0000014C3299A533461DFE32.jpg" xlink:type="simple" xlink:show="embed" xlink:actuate="onLoad">
            <text:p/>
          </draw:image>
        </draw:frame>
        <draw:frame draw:style-name="gr1" draw:text-style-name="P1" draw:layer="layout" svg:width="9.5cm" svg:height="5.134cm" svg:x="13.751cm" svg:y="11.5cm">
          <draw:image xlink:href="Pictures/10000000000001A4000000E31BAF9FC42F1B212F.jpg" xlink:type="simple" xlink:show="embed" xlink:actuate="onLoad">
            <text:p/>
          </draw:image>
        </draw:frame>
        <draw:frame draw:style-name="gr1" draw:text-style-name="P1" draw:layer="layout" svg:width="12.522cm" svg:height="9.329cm" svg:x="26.078cm" svg:y="11.5cm">
          <draw:image xlink:href="Pictures/100000000000029B000001F14F773DB2DFA3DBDD.jpg" xlink:type="simple" xlink:show="embed" xlink:actuate="onLoad">
            <text:p/>
          </draw:image>
        </draw:frame>
        <draw:frame draw:style-name="gr1" draw:text-style-name="P1" draw:layer="layout" svg:width="7.95cm" svg:height="7.672cm" svg:x="3.35cm" svg:y="12cm">
          <draw:image xlink:href="Pictures/1000000000000203000001F1DF881F5299069E6E.jpg" xlink:type="simple" xlink:show="embed" xlink:actuate="onLoad">
            <text:p/>
          </draw:image>
        </draw:frame>
        <draw:custom-shape draw:style-name="gr3" draw:text-style-name="P5" draw:layer="layout" svg:width="33.6cm" svg:height="2cm" svg:x="4.2cm" svg:y="8.75cm">
          <text:p text:style-name="P4"><text:span text:style-name="T2">Assitência Técnica Autorizada Tecma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1:22:39.509000000</meta:creation-date>
    <dc:date>2017-05-16T20:03:29.834000000</dc:date>
    <meta:editing-duration>PT2H16M54S</meta:editing-duration>
    <meta:editing-cycles>22</meta:editing-cycles>
    <meta:generator>LibreOffice/5.2.6.2$Windows_x86 LibreOffice_project/a3100ed2409ebf1c212f5048fbe377c281438fdc</meta:generator>
    <meta:document-statistic meta:object-count="11"/>
  </office:meta>
</office:document-meta>
</file>